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dPreferentialArray.add( Comparable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ortedPreferentialArray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eferentialArray.dump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rtedPreferentialArray.setPreferLarge( boolean p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eferentialArray.SortedPreferentialArray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dPreferentialArray.takeNearestLargerOrEqual( Comparable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ortedPreferentialArray.getLarg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eferentialArray.findNearestLargerOrEqualPosition( Comparable obj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38">
            <text:p text:style-name="Table_20_Contents">38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SortedPreferentialArray.getSmall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PreferentialArray.remove( int pos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rtedPreferentialArray.findNearestOccupiedLargerOrEqualPosition( Comparable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rtedPreferentialArray.insert( Comparable obj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95">
            <text:p text:style-name="Table_20_Contents">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